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UsingDoReturnTest.should_allow_do_call_real_method_in_chained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UsingDoReturnTest.should_scream_when_return_set_for_vo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stub_with_generic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UsingDoReturnTest.should_scream_when_not_a_mock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detect_when_null_assigned_to_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detect_invalid_return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ingUsingDoReturnTest.should_allow_consecutive_return_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ubbingUsingDoReturnTest.shoul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UsingDoReturnTest.should_verify_stubbed_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UsingDoReturnTest.should_allow_chained_stubbing_with_exception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UsingDoReturnTest.should_allow_stubbing_when_types_match_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UsingDoReturnTest.should_not_allow_do_nothing_on_non_vo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stubbing_be_treated_as_inter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UsingDoReturnTest.should_allow_chained_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UsingDoReturnTest.should_allow_stubbing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UsingDoReturnTest.should_stub_with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detect_invalid_checked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reset_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UsingDoReturnTest.should_stub_with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UsingDoReturnTest.should_allow_setting_valid_checked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scream_when_null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UsingDoReturnTest.should_allow_chained_stubbing_on_void_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